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paragraph-properties fo:break-before="page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paragraph-properties fo:break-before="page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Prácticas con PIG</text:h>
      <text:h text:style-name="Título2" text:outline-level="2">APARTADO A</text:h>
      <text:h text:style-name="Título3" text:outline-level="3">1.- Muestra el total de hombres y mujeres que hay en el archivo u.user.</text:h>
      <text:p text:style-name="Normal"/>
      <text:h text:style-name="Título3" text:outline-level="3">2.- Mediante instrucciones de PIG encontrar las 10 ocupaciones más frecuentes entre los <text:s/>usuarios.</text:h>
      <text:p text:style-name="Normal"/>
      <text:h text:style-name="Título3" text:outline-level="3">3.- Muestra la edad media por géneros.</text:h>
      <text:p text:style-name="Normal"/>
      <text:h text:style-name="Título3" text:outline-level="3">4.- Muestra la edad media por ocupaciones.</text:h>
      <text:p text:style-name="Normal"/>
      <text:h text:style-name="Título3" text:outline-level="3">5.- Guarda el resultado de las cuatro consultas anteriores en un script de extensión “.pig”. <text:s/>Ejecútalo. (recuerda, siempre en la carpeta /user/maría_dev)</text:h>
      <text:p text:style-name="Normal"/>
      <text:h text:style-name="Título3" text:outline-level="3">6.- Almacena la salida de las cuatro consultas anteriores en una carpeta de HDFS llamada pig_usuarios.</text:h>
      <text:p text:style-name="Normal"/>
      <text:h text:style-name="Título2" text:outline-level="2">APARTADO B</text:h>
      <text:h text:style-name="Título3" text:outline-level="3">1. Carga y descripción del dataset</text:h>
      <text:p text:style-name="Normal">o Carga el archivo (retail_sales_dataset.csv) usando PigStorage(',') y define un<text:s/></text:p>
      <text:p text:style-name="Normal">esquema correctamente para cada tipo de campo.</text:p>
      <text:p text:style-name="Normal">o Usa DESCRIBE para ver el esquema y DUMP para ver las primeras tuplas.</text:p>
      <text:p text:style-name="Normal">o Calcula cuántas transacciones totales tiene el dataset (COUNT).</text:p>
      <text:p text:style-name="Normal"/>
      <text:p text:style-name="P2"/>
      <text:soft-page-break/>
      <text:h text:style-name="Título3" text:outline-level="3">2. Filtrado por rango de edad</text:h>
      <text:p text:style-name="Normal">o Filtra los clientes con edad mayor de 30 años y guarda en<text:s/></text:p>
      <text:p text:style-name="Normal">alias clientes_mayores30.</text:p>
      <text:p text:style-name="Normal">o Utiliza LIMIT para ver los primeros 10 resultados.</text:p>
      <text:p text:style-name="Normal">o ¿Qué porcentaje del total de transacciones corresponde a clientes mayores de 30?</text:p>
      <text:p text:style-name="Normal"/>
      <text:h text:style-name="Título3" text:outline-level="3">3. Transformación de campos</text:h>
      <text:p text:style-name="Normal">o A partir del conjunto original, crea un alias donde generes:</text:p>
      <text:p text:style-name="P3">1. el género en mayúsculas (UPPER(gender)),</text:p>
      <text:p text:style-name="P4">2. una nueva columna importe_descuento que calcule, por<text:s/></text:p>
      <text:p text:style-name="Normal">ejemplo, price_per_unit * quantity * 0.90 (aplicando un 10% de<text:s/></text:p>
      <text:p text:style-name="Normal">“descuento ficticio”).</text:p>
      <text:p text:style-name="Normal">o Muestra los primeros 20 registros resultantes.</text:p>
      <text:p text:style-name="Normal"/>
      <text:h text:style-name="Título3" text:outline-level="3">4. Agrupación y agregación por categoría de producto</text:h>
      <text:p text:style-name="Normal">o Agrupa por product_category.</text:p>
      <text:p text:style-name="Normal">o Para cada categoría calcula: número de transacciones (COUNT), suma<text:s/></text:p>
      <text:p text:style-name="Normal">de total_amount (SUM), edad promedio de cliente (AVG(age)).</text:p>
      <text:p text:style-name="Normal">o Ordena el resultado por la suma de total_amount descendente.</text:p>
      <text:h text:style-name="Título3" text:outline-level="3">5. Extracción de categorías distintas</text:h>
      <text:p text:style-name="Normal">o En este dataset extrae las categorías de producto distintas (DISTINCT<text:s/></text:p>
      <text:p text:style-name="Normal">product_category).</text:p>
      <text:p text:style-name="Normal">o Pregunta: ¿Cuántas categorías diferentes hay?</text:p>
      <text:p text:style-name="P5"/>
      <text:soft-page-break/>
      <text:h text:style-name="Título3" text:outline-level="3">6. Ordenación y obtención de top-transacciones</text:h>
      <text:p text:style-name="Normal">o Ordena todas las transacciones por total_amount descendente.</text:p>
      <text:p text:style-name="Normal">o Usa LIMIT para extraer, por ejemplo, las 5 transacciones con<text:s/></text:p>
      <text:p text:style-name="P6">mayor total_amount.</text:p>
      <text:p text:style-name="P7">o Muestra: transaction_id, customer_id, product_category, total_amount.</text:p>
      <text:h text:style-name="Título3" text:outline-level="3">7. Uso de funciones de cadena</text:h>
      <text:p text:style-name="Normal">o Añade una nueva columna al alias original donde el product_category se recorte<text:s/></text:p>
      <text:p text:style-name="Normal">a los primeros 3 caracteres (SUBSTRING(product_category,0,3)) y otra que sea<text:s/></text:p>
      <text:p text:style-name="Normal">la longitud del product_category (SIZE(product_category)).</text:p>
      <text:p text:style-name="Normal">o Muestra los primeros 15 registros resultantes.</text:p>
      <text:p text:style-name="Normal"/>
      <text:h text:style-name="Título3" text:outline-level="3">8. Filtrado por fecha y condiciones combinadas</text:h>
      <text:p text:style-name="Normal">o Filtra primero las transacciones que se han hecho antes de una determinada<text:s/></text:p>
      <text:p text:style-name="Normal">fecha, por ejemplo, date &lt; '2023-07-01'. ( Suponiendo que el campo date es<text:s/></text:p>
      <text:p text:style-name="Normal">tipo chararray con formato 'YYYY-MM-DD' ).</text:p>
      <text:p text:style-name="Normal">o De ese conjunto, filtra adicionalmente las transacciones con total_amount &gt;<text:s/></text:p>
      <text:p text:style-name="Normal">500.</text:p>
      <text:p text:style-name="Normal">o Muestra el resultado, y calcula la edad promedio (AVG(age)) de los clientes que<text:s/></text:p>
      <text:p text:style-name="Normal">cumplen estas condiciones.</text:p>
      <text:p text:style-name="Normal"/>
      <text:p text:style-name="P8"/>
      <text:soft-page-break/>
      <text:h text:style-name="Título3" text:outline-level="3">9. Script completo + almacenamiento</text:h>
      <text:p text:style-name="Normal">o Crea un script .pig que contenga los pasos: carga, filtrado, transformación,<text:s/></text:p>
      <text:p text:style-name="Normal">agrupación, ordenación, y finalmente almacenamiento (STORE) del resultado final<text:s/></text:p>
      <text:p text:style-name="Normal">en un directorio (por ejemplo /usr/maria_dev/ventas_analisis). Debes crear<text:s/></text:p>
      <text:p text:style-name="Normal">tu los filtros, transforamciones, etc. que desees.</text:p>
      <text:p text:style-name="Normal">o Asegúrate de comentar la operación de cada bloque del script con --</text:p>
      <text:p text:style-name="Normal">comentario.</text:p>
      <text:p text:style-name="Normal">o Ejecuta el script en modo MapReduce estándar (pig script.pig).</text:p>
      <text:p text:style-name="Normal">o Verifica los archivos de salida y comprueba que los resultados tienen sentido.</text:p>
      <text:p text:style-name="Normal"/>
      <text:h text:style-name="Título2" text:outline-level="2">APARTADO C</text:h>
      <text:p text:style-name="P9">INVESTIGA</text:p>
      <text:p text:style-name="P10">Implementa un contador de palabras (cuantas veces aparece cada palabra en un texto)</text:p>
      <text:h text:style-name="Título3" text:outline-level="3">1. Localiza en Internet una versión del Quijote en formato texto. Descárgala y cópiala a en tu sistema HDFS.</text:h>
      <text:p text:style-name="Normal">o Implementa en PIG el script necesario para hacer dicha operación.</text:p>
      <text:p text:style-name="Normal">o Muestra un ejemplo de ejecución sobre El Quijote en pantalla.</text:p>
      <text:p text:style-name="Normal">o Almacena la salida en una carpeta de HDFS llamada<text:s/></text:p>
      <text:p text:style-name="Normal">/usr/maria_dev/pig_quijo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1-11T09:07:00Z</meta:creation-date>
    <dc:date>2025-11-11T09:12:00Z</dc:date>
    <meta:template xlink:href="Normal.dotm" xlink:type="simple"/>
    <meta:editing-cycles>1</meta:editing-cycles>
    <meta:editing-duration>PT300S</meta:editing-duration>
    <meta:document-statistic meta:page-count="4" meta:paragraph-count="7" meta:word-count="598" meta:character-count="3880" meta:row-count="27" meta:non-whitespace-character-count="3289"/>
  </office:meta>
</office:document-meta>
</file>